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NVM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8K @0x2022_0000, 8K @0x0100_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 / eNVM (128K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539099136" calcext:value-type="float">
            <text:p>539099136</text:p>
          </table:table-cell>
          <table:table-cell table:style-name="ce23" office:value-type="string" calcext:value-type="string">
            <text:p>0x20220000</text:p>
          </table:table-cell>
          <table:table-cell table:style-name="ce24"/>
          <table:table-cell table:style-name="ce28" table:formula="of:= IF( AND( INT(LOG([.B6];2))=LOG([.B6];2); INT([.C6]/[.B6])=[.C6]/[.B6]); &quot;&quot;; MOD([.C6];[.B6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BOOT</text:p>
          </table:table-cell>
          <table:table-cell table:style-name="ce19" office:value-type="float" office:value="18" calcext:value-type="float">
            <text:p>18</text:p>
          </table:table-cell>
          <table:table-cell table:style-name="ce17" table:formula="of:=[.C6]+[.B6]*1024" office:value-type="float" office:value="539107328" calcext:value-type="float">
            <text:p>539107328</text:p>
          </table:table-cell>
          <table:table-cell table:style-name="ce24" table:formula="of:=CONCATENATE(&quot;0x&quot;;DEC2HEX([.C7]))" office:value-type="string" office:string-value="0x20222000" calcext:value-type="string">
            <text:p>0x20222000</text:p>
          </table:table-cell>
          <table:table-cell table:style-name="ce24"/>
          <table:table-cell table:style-name="ce28" table:formula="of:= IF( AND( INT(LOG([.B7];2))=LOG([.B7];2); INT([.C7]/[.B7])=[.C7]/[.B7]); &quot;&quot;; MOD([.C7];[.B7]))" office:value-type="float" office:value="2" calcext:value-type="float">
            <text:p>2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28" calcext:value-type="float">
            <text:p>28</text:p>
          </table:table-cell>
          <table:table-cell table:style-name="ce17" table:formula="of:=[.C7]+[.B7]*1024" office:value-type="float" office:value="539125760" calcext:value-type="float">
            <text:p>539125760</text:p>
          </table:table-cell>
          <table:table-cell table:style-name="ce24" table:formula="of:=CONCATENATE(&quot;0x&quot;;DEC2HEX([.C8]))" office:value-type="string" office:string-value="0x20226800" calcext:value-type="string">
            <text:p>0x20226800</text:p>
          </table:table-cell>
          <table:table-cell table:style-name="ce24"/>
          <table:table-cell table:style-name="ce28" table:formula="of:= IF( AND( INT(LOG([.B8];2))=LOG([.B8];2); INT([.C8]/[.B8])=[.C8]/[.B8]); &quot;&quot;; MOD([.C8];[.B8]))" office:value-type="float" office:value="12" calcext:value-type="float">
            <text:p>12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8]+[.B8]*1024" office:value-type="float" office:value="539154432" calcext:value-type="float">
            <text:p>539154432</text:p>
          </table:table-cell>
          <table:table-cell table:style-name="ce24" table:formula="of:=CONCATENATE(&quot;0x&quot;;DEC2HEX([.C9]))" office:value-type="string" office:string-value="0x2022D800" calcext:value-type="string">
            <text:p>0x2022D8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9]+[.B9]*1024" office:value-type="float" office:value="539162624" calcext:value-type="float">
            <text:p>539162624</text:p>
          </table:table-cell>
          <table:table-cell table:style-name="ce24" table:formula="of:=CONCATENATE(&quot;0x&quot;;DEC2HEX([.C10]))" office:value-type="string" office:string-value="0x2022F800" calcext:value-type="string">
            <text:p>0x2022F8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10]+[.B10]*1024" office:value-type="float" office:value="539170816" calcext:value-type="float">
            <text:p>539170816</text:p>
          </table:table-cell>
          <table:table-cell table:style-name="ce24" table:formula="of:=CONCATENATE(&quot;0x&quot;;DEC2HEX([.C11]))" office:value-type="string" office:string-value="0x20231800" calcext:value-type="string">
            <text:p>0x20231800</text:p>
          </table:table-cell>
          <table:table-cell table:style-name="ce24"/>
          <table:table-cell table:style-name="ce28" table:formula="of:= IF( AND( INT(LOG([.B11];2))=LOG([.B11];2); INT([.C11]/[.B11])=[.C11]/[.B11]); &quot;&quot;; MOD([.C11];[.B11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1])" office:value-type="float" office:value="78" calcext:value-type="float">
            <text:p>78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RAM / E51 DTIM (8K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15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10000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5:.B15])" office:value-type="float" office:value="8" calcext:value-type="float">
            <text:p>8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RAM / LIM (2M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C11]+[.B11]*1024" office:value-type="float" office:value="539179008" calcext:value-type="float">
            <text:p>539179008</text:p>
          </table:table-cell>
          <table:table-cell table:style-name="ce24" table:formula="of:=CONCATENATE(&quot;0x&quot;;DEC2HEX([.C19]))" office:value-type="string" office:string-value="0x20233800" calcext:value-type="string">
            <text:p>0x20233800</text:p>
          </table:table-cell>
          <table:table-cell table:style-name="ce24"/>
          <table:table-cell table:style-name="ce28" table:formula="of:= IF( AND( INT(LOG([.B19];2))=LOG([.B19];2); INT([.C19]/[.B19])=[.C19]/[.B19]); &quot;&quot;; MOD([.C19];[.B19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2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9]+[.B19]*1024" office:value-type="float" office:value="539183104" calcext:value-type="float">
            <text:p>539183104</text:p>
          </table:table-cell>
          <table:table-cell table:style-name="ce24" table:formula="of:=CONCATENATE(&quot;0x&quot;;DEC2HEX([.C20]))" office:value-type="string" office:string-value="0x20234800" calcext:value-type="string">
            <text:p>0x20234800</text:p>
          </table:table-cell>
          <table:table-cell table:style-name="ce24"/>
          <table:table-cell table:style-name="ce28" table:formula="of:= IF( AND( INT(LOG([.B20];2))=LOG([.B20];2); INT([.C20]/[.B20])=[.C20]/[.B20]); &quot;&quot;; MOD([.C20];[.B20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20]+[.B20]*1024" office:value-type="float" office:value="539187200" calcext:value-type="float">
            <text:p>539187200</text:p>
          </table:table-cell>
          <table:table-cell table:style-name="ce24" table:formula="of:=CONCATENATE(&quot;0x&quot;;DEC2HEX([.C21]))" office:value-type="string" office:string-value="0x20235800" calcext:value-type="string">
            <text:p>0x20235800</text:p>
          </table:table-cell>
          <table:table-cell table:style-name="ce24"/>
          <table:table-cell table:style-name="ce28" table:formula="of:= IF( AND( INT(LOG([.B21];2))=LOG([.B21];2); INT([.C21]/[.B21])=[.C21]/[.B21]); &quot;&quot;; MOD([.C21];[.B21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4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21]+[.B21]*1024" office:value-type="float" office:value="539191296" calcext:value-type="float">
            <text:p>539191296</text:p>
          </table:table-cell>
          <table:table-cell table:style-name="ce24" table:formula="of:=CONCATENATE(&quot;0x&quot;;DEC2HEX([.C22]))" office:value-type="string" office:string-value="0x20236800" calcext:value-type="string">
            <text:p>0x20236800</text:p>
          </table:table-cell>
          <table:table-cell table:style-name="ce24"/>
          <table:table-cell table:style-name="ce28" table:formula="of:= IF( AND( INT(LOG([.B22];2))=LOG([.B22];2); INT([.C22]/[.B22])=[.C22]/[.B22]); &quot;&quot;; MOD([.C22];[.B22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9:.B22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09:35:58.184053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5-11T09:58:39.141540221</dc:date>
    <meta:editing-cycles>45</meta:editing-cycles>
    <meta:editing-duration>PT7H12M44S</meta:editing-duration>
    <meta:generator>LibreOffice/6.1.5.2$Linux_X86_64 LibreOffice_project/10$Build-2</meta:generator>
    <meta:document-statistic meta:table-count="1" meta:cell-count="75" meta:object-count="0"/>
  </office:meta>
</office:document-meta>
</file>